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39cm" svg:height="0.8cm" draw:transform="skewX (-0.00122173047639603) rotate (-1.55369210012535) translate (4.1735647395627cm 3.69192435624602cm)" svg:viewBox="0 0 4240 801" svg:d="M347 718c451-80 1165-88 1782-82 617 7 1713 203 1970 158 259-39 145-667-219-709-365-42-877-68-1795-72s-1493 12-2001-13c-142 2-135 750 263 718z">
          <text:p/>
        </draw:path>
        <draw:path draw:style-name="gr1" draw:text-style-name="P1" draw:layer="layout" svg:width="1.11cm" svg:height="2.907cm" draw:transform="rotate (-1.55247036964896) translate (6.5749217001261cm 4.86559525439405cm)" svg:viewBox="0 0 1111 2908" svg:d="M1110 2745c-58-185-194-510-257-1020-53-421-56-1113-41-1307s-855-694-810-220c44 474 48 871 129 1483 81 611 123 707 193 1046 71 337 827 118 786 18z">
          <text:p/>
        </draw:path>
        <draw:path draw:style-name="gr1" draw:text-style-name="P1" draw:layer="layout" svg:width="1.045cm" svg:height="3.467cm" draw:transform="rotate (-1.55281943549936) translate (6.7112645765479cm 3.04115378833718cm)" svg:viewBox="0 0 1046 3468" svg:d="M1044 3341c-48-197-177-1020-227-1592-51-573-17-1296-4-1403 12-107-816-511-813-271 3 239 34 1073 93 1769 60 695 97 1067 165 1472 30 170 834 223 786 25z">
          <text:p/>
        </draw:path>
        <draw:path draw:style-name="gr1" draw:text-style-name="P1" draw:layer="layout" svg:width="0.903cm" svg:height="0.661cm" draw:transform="rotate (-2.15757602131539) translate (6.9868244404372cm 3.1994484371656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6.78245781206569cm 5.02579477512914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4.42945731859431cm 5.3654624998279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4.28265777377039cm 7.53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) rotate (-2.15687788961459) translate (4.3014734765608cm 3.78268889054306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skewX (0.00122173047639598) rotate (-2.1556561591382) translate (3.97445731859441cm 3.48629583316134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14:51.182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